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eate LabView GUI with initial draft of lights.- LP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ke the dcap engine return something to the PXTU on successfully starting to write</text:p>
          </table:table-cell>
          <table:table-cell table:number-columns-repeated="2"/>
          <table:table-cell office:value-type="string">
            <text:p>Just to know the ACK status 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tart RTU and Dcap during start-up, implement them as a service</text:p>
          </table:table-cell>
          <table:table-cell table:number-columns-repeated="2"/>
          <table:table-cell office:value-type="string">
            <text:p>Add these engines to the init.d file, need to learn advanced bash for that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hange couts to logger for RTU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/>
        <table:database-range table:target-range-address="Sheet1.A1:Sheet1.AMJ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7/09/2017</text:date>, <text:time>10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0S</meta:editing-duration>
    <meta:editing-cycles>54</meta:editing-cycles>
    <meta:generator>OpenOffice/4.1.3$Win32 OpenOffice.org_project/413m1$Build-9783</meta:generator>
    <dc:date>2017-07-09T10:57:36.95</dc:date>
    <dc:creator>Naveen Chakravarthy</dc:creator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